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page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2.5465in"/>
    </style:style>
    <style:style style:name="Table1.C" style:family="table-column">
      <style:table-column-properties style:column-width="2.547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201in" fo:border="none"/>
    </style:style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41904b"/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officeooo:rsid="00cd4e50" officeooo:paragraph-rsid="00cd4e50"/>
    </style:style>
    <style:style style:name="P3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58fdc1"/>
    </style:style>
    <style:style style:name="P5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fo:font-weight="bold" officeooo:paragraph-rsid="014c7b26" style:font-size-asian="10pt" style:font-weight-asian="bold" style:font-size-complex="10pt" style:font-weight-complex="bold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9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paragraph-rsid="00dc094f" style:font-size-asian="10pt" style:font-size-complex="10pt"/>
    </style:style>
    <style:style style:name="P10" style:family="paragraph" style:parent-style-name="Default" style:list-style-name="L1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dc094f" officeooo:paragraph-rsid="014ab349" style:font-size-asian="10pt" style:font-weight-asian="normal" style:font-size-complex="10pt"/>
    </style:style>
    <style:style style:name="P11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f6946" officeooo:paragraph-rsid="00f28ca6" style:font-size-asian="10pt" style:font-weight-asian="normal" style:font-size-complex="10pt" style:font-weight-complex="normal"/>
    </style:style>
    <style:style style:name="P12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solid" style:text-underline-width="auto" style:text-underline-color="font-color" fo:font-weight="bold" officeooo:rsid="014f643b" officeooo:paragraph-rsid="014f643b" style:font-size-asian="10pt" style:font-weight-asian="bold" style:font-size-complex="10pt" style:font-weight-complex="bold"/>
    </style:style>
    <style:style style:name="P13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f6946" officeooo:paragraph-rsid="0150b275" style:font-size-asian="10pt" style:font-weight-asian="normal" style:font-size-complex="10pt" style:font-weight-complex="normal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50b275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officeooo:rsid="01753393" officeooo:paragraph-rsid="0150b275" style:font-size-asian="10pt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fo:font-weight="bold" officeooo:rsid="01753393" officeooo:paragraph-rsid="0150b275" style:font-size-asian="10pt" style:font-weight-asian="bold" style:font-size-complex="10pt" style:font-weight-complex="bold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officeooo:paragraph-rsid="0150b275" style:font-size-asian="10pt" style:font-size-complex="10pt"/>
    </style:style>
    <style:style style:name="P18" style:family="paragraph" style:parent-style-name="Standard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f6946" officeooo:paragraph-rsid="0150b275" style:font-size-asian="10pt" style:font-weight-asian="normal" style:font-size-complex="10pt" style:font-weight-complex="normal"/>
    </style:style>
    <style:style style:name="P19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51b8ca" officeooo:paragraph-rsid="0151b8ca" style:font-size-asian="10pt" style:font-weight-asian="normal" style:font-size-complex="10pt" style:font-weight-complex="normal"/>
    </style:style>
    <style:style style:name="P20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f0b2ac" officeooo:paragraph-rsid="00f28ca6" style:font-size-asian="10pt" style:font-weight-asian="normal" style:font-size-complex="10pt" style:font-weight-complex="normal"/>
    </style:style>
    <style:style style:name="P21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422bbb" officeooo:paragraph-rsid="01422bbb" style:font-size-asian="10pt" style:font-weight-asian="normal" style:font-size-complex="10pt" style:font-weight-complex="normal"/>
    </style:style>
    <style:style style:name="P22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03f0a2" officeooo:paragraph-rsid="0103f0a2" style:font-size-asian="10pt" style:font-weight-asian="normal" style:font-size-complex="10pt" style:font-weight-complex="normal"/>
    </style:style>
    <style:style style:name="P23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03f0a2" officeooo:paragraph-rsid="015b98e5" style:font-size-asian="10pt" style:font-weight-asian="normal" style:font-size-complex="10pt" style:font-weight-complex="normal"/>
    </style:style>
    <style:style style:name="P24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a765f" officeooo:paragraph-rsid="00f28ca6" style:font-size-asian="10pt" style:font-weight-asian="normal" style:font-size-complex="10pt"/>
    </style:style>
    <style:style style:name="P2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2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2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officeooo:rsid="0141904b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40159b" style:font-size-asian="10pt" style:font-size-complex="10pt"/>
    </style:style>
    <style:style style:name="T4" style:family="text">
      <style:text-properties style:use-window-font-color="true" loext:opacity="0%" fo:font-size="10pt" style:text-underline-style="none" officeooo:rsid="0145a7ab" style:font-size-asian="10pt" style:font-size-complex="10pt"/>
    </style:style>
    <style:style style:name="T5" style:family="text">
      <style:text-properties style:use-window-font-color="true" loext:opacity="0%" fo:font-size="10pt" style:text-underline-style="none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fo:font-size="10pt" style:text-underline-style="none" fo:font-weight="bold" officeooo:rsid="00db1f6d" style:font-size-asian="10pt" style:font-weight-asian="bold" style:font-size-complex="10pt" style:font-weight-complex="bold"/>
    </style:style>
    <style:style style:name="T9" style:family="text">
      <style:text-properties style:use-window-font-color="true" loext:opacity="0%" style:text-line-through-style="none" style:text-line-through-type="none" style:font-name="Calibri" fo:font-size="11pt" style:text-underline-style="none" fo:font-weight="bold" style:font-size-asian="11pt" style:font-weight-asian="bold" style:font-size-complex="11pt" style:font-weight-complex="bold"/>
    </style:style>
    <style:style style:name="T10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8.75pt" style:font-weight-asian="bold" style:font-size-complex="10pt" style:font-weight-complex="bold"/>
    </style:style>
    <style:style style:name="T11" style:family="text">
      <style:text-properties style:use-window-font-color="true" loext:opacity="0%" style:text-line-through-style="none" style:text-line-through-type="none" style:font-name="Calibri" fo:font-size="11pt" style:text-underline-style="none" fo:font-weight="bold" officeooo:rsid="001321a1" style:font-size-asian="11pt" style:font-weight-asian="bold" style:font-size-complex="11pt" style:font-weight-complex="bold"/>
    </style:style>
    <style:style style:name="T12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13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14c7b26" style:font-size-asian="10pt" style:font-weight-asian="bold" style:font-size-complex="10pt" style:font-weight-complex="bold"/>
    </style:style>
    <style:style style:name="T14" style:family="text">
      <style:text-properties style:use-window-font-color="true" loext:opacity="0%" style:font-name="Calibri" fo:font-size="10pt" style:font-size-asian="10pt" style:font-size-complex="10pt"/>
    </style:style>
    <style:style style:name="T15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style:text-underline-style="none" fo:font-weight="normal" officeooo:rsid="00dc094f" style:font-weight-asian="normal"/>
    </style:style>
    <style:style style:name="T18" style:family="text">
      <style:text-properties style:use-window-font-color="true" loext:opacity="0%" style:text-line-through-style="none" style:text-line-through-type="none" style:text-underline-style="none" fo:font-weight="normal" officeooo:rsid="00ceedd7" style:font-weight-asian="normal"/>
    </style:style>
    <style:style style:name="T19" style:family="text">
      <style:text-properties style:use-window-font-color="true" loext:opacity="0%" style:text-line-through-style="none" style:text-line-through-type="none" style:text-underline-style="none" fo:font-weight="normal" officeooo:rsid="014e455c" style:font-weight-asian="normal"/>
    </style:style>
    <style:style style:name="T20" style:family="text">
      <style:text-properties officeooo:rsid="01506f7c"/>
    </style:style>
    <style:style style:name="T21" style:family="text">
      <style:text-properties officeooo:rsid="015921d8"/>
    </style:style>
    <style:style style:name="T22" style:family="text">
      <style:text-properties officeooo:rsid="015723f3"/>
    </style:style>
    <style:style style:name="T23" style:family="text">
      <style:text-properties officeooo:rsid="0151b8ca"/>
    </style:style>
    <style:style style:name="T24" style:family="text">
      <style:text-properties officeooo:rsid="0150b275"/>
    </style:style>
    <style:style style:name="T25" style:family="text">
      <style:text-properties officeooo:rsid="0102b6bd"/>
    </style:style>
    <style:style style:name="T26" style:family="text">
      <style:text-properties officeooo:rsid="0103ba66"/>
    </style:style>
    <style:style style:name="T27" style:family="text">
      <style:text-properties officeooo:rsid="0152f237"/>
    </style:style>
    <style:style style:name="T28" style:family="text">
      <style:text-properties officeooo:rsid="0141f9a2"/>
    </style:style>
    <style:style style:name="T29" style:family="text">
      <style:text-properties officeooo:rsid="015314c7"/>
    </style:style>
    <style:style style:name="T30" style:family="text">
      <style:text-properties officeooo:rsid="014401eb"/>
    </style:style>
    <style:style style:name="T31" style:family="text">
      <style:text-properties officeooo:rsid="01422c33"/>
    </style:style>
    <style:style style:name="T32" style:family="text">
      <style:text-properties officeooo:rsid="01597d0c"/>
    </style:style>
    <style:style style:name="T33" style:family="text">
      <style:text-properties officeooo:rsid="015d5150"/>
    </style:style>
    <style:style style:name="T34" style:family="text">
      <style:text-properties officeooo:rsid="0158af6c"/>
    </style:style>
    <style:style style:name="T35" style:family="text">
      <style:text-properties officeooo:rsid="015b98e5"/>
    </style:style>
    <style:style style:name="T36" style:family="text">
      <style:text-properties fo:font-size="10pt" officeooo:rsid="00e3f15f" style:font-size-asian="10pt" style:font-size-complex="10pt"/>
    </style:style>
    <style:style style:name="T37" style:family="text">
      <style:text-properties fo:font-size="10pt" officeooo:rsid="00f0b2ac" style:font-size-asian="10pt" style:font-size-complex="10pt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style:use-window-font-color="true" loext:opacity="0%" style:text-line-through-style="none" style:text-line-through-type="none" fo:font-size="10pt" style:text-underline-style="none" fo:font-weight="normal" officeooo:rsid="00e3f15f" style:font-size-asian="10pt" style:font-weight-asian="normal" style:font-size-complex="10pt"/>
    </style:style>
    <style:style style:name="T40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41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42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FAMCO SHARE REGISTRATION SERVICES (PVT) LTD.</text:span></text:span></text:p>
      <text:p text:style-name="P1"><text:span text:style-name="Strong_20_Emphasis"><text:span text:style-name="T1">8-F, Near Hotel Faran, Nursery,</text:span></text:span></text:p>
      <text:p text:style-name="P1"><text:span text:style-name="Strong_20_Emphasis"><text:span text:style-name="T1">Block-6, P.E.C.H.S.</text:span></text:span></text:p>
      <text:p text:style-name="P1"><text:span text:style-name="Strong_20_Emphasis"><text:span text:style-name="T1">Shahra-e-Faisal, Karachi</text:span></text:span></text:p>
      <text:p text:style-name="P1"><text:span text:style-name="Strong_20_Emphasis"><text:span text:style-name="T1">Tel: 9221 3438010-5</text:span></text:span></text:p>
      <text:p text:style-name="P2" loext:marker-style-name="T2"><text:span text:style-name="T3">June 3</text:span><text:span text:style-name="T4">0</text:span><text:span text:style-name="T5">, 2025</text:span></text:p>
      <text:p text:style-name="P3" loext:marker-style-name="T2"><text:span text:style-name="T6"><text:user-defined style:data-style-name="N0" text:name="ReferenceRecipient">FAMCO-MAK-LCI-AKZO-LOTTE-TN-25-01</text:user-defined></text:span></text:p>
      <text:p text:style-name="P4" loext:marker-style-name="T2"><text:span text:style-name="T7">Transmission </text:span><text:span text:style-name="T8">Deed Next Steps</text:span><text:span text:style-name="T7"> – Late Mohammad Ayub Khan</text:span><text:span text:style-name="T9">, </text:span><text:span text:style-name="T10">CNIC</text:span><text:span text:style-name="T11">: </text:span><text:span text:style-name="T12"><text:user-defined style:data-style-name="N0" text:name="FatherCNIC">35200-1521538-7</text:user-defined></text:span><text:span text:style-name="T12">, </text:span><text:span text:style-name="T13">Folio #: </text:span><text:span text:style-name="T13"><text:user-defined style:data-style-name="N0" text:name="Folio1">61463</text:user-defined></text:span><text:span text:style-name="T13"><text:s/></text:span></text:p>
      <text:list text:style-name="WWNum1">
        <text:list-item>
          <text:p text:style-name="P5" loext:marker-style-name="T2"><text:user-defined style:data-style-name="N0" text:name="Company1">LUCKY CORE INDUSTRIES LIMITED (FORMERLY: ICI PAKISTAN LIMITED)</text:user-defined></text:p>
        </text:list-item>
        <text:list-item>
          <text:p text:style-name="P5" loext:marker-style-name="T2"><text:user-defined style:data-style-name="N0" text:name="Company2">AKZO NOBEL PAKISTAN LIMITED</text:user-defined></text:p>
        </text:list-item>
        <text:list-item>
          <text:p text:style-name="P5" loext:marker-style-name="T2"><text:user-defined style:data-style-name="N0" text:name="Company3">LOTTE CHEMICAL PAKISTAN LIMITED</text:user-defined></text:p>
        </text:list-item>
      </text:list>
      <text:p text:style-name="P6" loext:marker-style-name="T14"/>
      <text:p text:style-name="P7" loext:marker-style-name="T2"><text:span text:style-name="T15">Dear Sirs, </text:span><text:span text:style-name="T16"/></text:p>
      <text:p text:style-name="P8" loext:marker-style-name="T16"/>
      <text:p text:style-name="P9"><text:span text:style-name="T17">I r</text:span><text:span text:style-name="T18">efer </text:span><text:span text:style-name="T17">to</text:span><text:span text:style-name="T18"> </text:span><text:span text:style-name="T17">your letter </text:span><text:span text:style-name="T19">dated February 12, 2025</text:span><text:span text:style-name="T17">:</text:span></text:p>
      <text:list text:style-name="L1">
        <text:list-item>
          <text:p text:style-name="P10"><text:user-defined style:data-style-name="N0" text:name="ReferenceSender1">LCI - 16882</text:user-defined>, <text:user-defined style:data-style-name="N0" text:name="ReferenceSender2">AKZO - 8300</text:user-defined>, <text:user-defined style:data-style-name="N0" text:name="ReferenceSender3">LCPL - 15537</text:user-defined>.</text:p>
        </text:list-item>
      </text:list>
      <text:p text:style-name="P11"/>
      <text:p text:style-name="P12">Confirmation of distribution of shares among legal heirs</text:p>
      <text:p text:style-name="P13"><text:span text:style-name="T20">Hereby, the legal heirs </text:span><text:span text:style-name="T21">sign and </text:span><text:span text:style-name="T20">confirm </text:span><text:span text:style-name="T22">in</text:span><text:span text:style-name="T23"> agreement</text:span><text:span text:style-name="T24"> </text:span><text:span text:style-name="T20">with the distribution of shares articulated in your letter. 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 loext:marker-style-name="T2"><text:span text:style-name="T7">Muhammad Ilyas Khan</text:span></text:p>
          </table:table-cell>
          <table:table-cell table:style-name="Table1.A1" office:value-type="string">
            <text:p text:style-name="P14" loext:marker-style-name="T2"><text:span text:style-name="T7"/></text:p>
          </table:table-cell>
          <table:table-cell table:style-name="Table1.A1" office:value-type="string">
            <text:p text:style-name="P15" loext:marker-style-name="T2">Signature:</text:p>
            <text:p text:style-name="P15" loext:marker-style-name="T2"/>
          </table:table-cell>
        </table:table-row>
        <table:table-row table:style-name="Table1.1">
          <table:table-cell table:style-name="Table1.A1" office:value-type="string">
            <text:p text:style-name="P16">Raja Muhammad Anees Khan</text:p>
          </table:table-cell>
          <table:table-cell table:style-name="Table1.A1" office:value-type="string">
            <text:p text:style-name="P17" loext:marker-style-name="T2"/>
          </table:table-cell>
          <table:table-cell table:style-name="Table1.A1" office:value-type="string">
            <text:p text:style-name="P15" loext:marker-style-name="T2"/>
            <text:p text:style-name="P15" loext:marker-style-name="T2"/>
          </table:table-cell>
        </table:table-row>
        <table:table-row table:style-name="Table1.1">
          <table:table-cell table:style-name="Table1.A1" office:value-type="string">
            <text:p text:style-name="P16">Raja Muhammad Idrees Khan</text:p>
          </table:table-cell>
          <table:table-cell table:style-name="Table1.A1" office:value-type="string">
            <text:p text:style-name="P17" loext:marker-style-name="T2"/>
          </table:table-cell>
          <table:table-cell table:style-name="Table1.A1" office:value-type="string">
            <text:p text:style-name="P15" loext:marker-style-name="T2"/>
            <text:p text:style-name="P15" loext:marker-style-name="T2"/>
          </table:table-cell>
        </table:table-row>
      </table:table>
      <text:p text:style-name="P18"/>
      <text:p text:style-name="P19">Furthermore, the legal heirs confirm that 1,182 old/cancelled shares of ICI Pakistan Limited are lost/misplaced.</text:p>
      <text:p text:style-name="P19"/>
      <text:p text:style-name="P13">In this regard, <text:span text:style-name="T25">moving forward with the caption, </text:span>please find enclosed:</text:p>
      <text:list text:style-name="L2">
        <text:list-item>
          <text:p text:style-name="P20">Indemnity Bond on <text:span text:style-name="T26">E-</text:span>stamp paper of Rs.500/, <text:span text:style-name="T27">as per the provided specimen</text:span>, duly <text:span text:style-name="T26">signed by </text:span><text:span text:style-name="T27">one</text:span><text:span text:style-name="T26"> legal heir, </text:span><text:span text:style-name="T28">witnesses, </text:span><text:span text:style-name="T27">and </text:span><text:span text:style-name="T28">attested by Notary Public</text:span><text:span text:style-name="T26">;</text:span></text:p>
        </text:list-item>
        <text:list-item>
          <text:p text:style-name="P21">Legible copies of Computerized National Identity Cards (CNICs) of all the witnessing persons attested by the Notary Public; <text:span text:style-name="T29">and</text:span></text:p>
        </text:list-item>
        <text:list-item>
          <text:p text:style-name="P22"><text:span text:style-name="T30">Complete set of </text:span><text:span text:style-name="T31">Public Notice </text:span><text:span text:style-name="T30">notifying loss/misplacement of shares</text:span>, published in Leading Newspapers:</text:p>
          <text:list>
            <text:list-item>
              <text:p text:style-name="P23">English: <text:span text:style-name="T32">The Nation</text:span>, dated, July<text:span text:style-name="T33"> 1, 2025</text:span><text:span text:style-name="T34">, </text:span><text:span text:style-name="T32">page number 4, </text:span><text:span text:style-name="T30">column number </text:span><text:span text:style-name="T35">3.</text:span></text:p>
            </text:list-item>
          </text:list>
        </text:list-item>
      </text:list>
      <text:p text:style-name="P24"/>
      <text:p text:style-name="P7" loext:marker-style-name="T2"><text:span text:style-name="T36">Looking forward to your </text:span><text:span text:style-name="T37">prompt response</text:span><text:span text:style-name="T36">, I remain</text:span><text:span text:style-name="T38">.</text:span></text:p>
      <text:p text:style-name="P8" loext:marker-style-name="T16"/>
      <text:p text:style-name="P7" loext:marker-style-name="T2"><text:span text:style-name="T15">Yours </text:span><text:span text:style-name="T39">Sincerely</text:span><text:span text:style-name="T15">, </text:span></text:p>
      <text:p text:style-name="P25" loext:marker-style-name="T2"/>
      <text:p text:style-name="P7" loext:marker-style-name="T2"><text:span text:style-name="T38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25" loext:marker-style-name="T2"/>
            <text:p text:style-name="P7" loext:marker-style-name="T2"><text:span text:style-name="T7">Muhammad Ilyas Khan</text:span><text:span text:style-name="T40"/></text:p>
            <text:p text:style-name="P7" loext:marker-style-name="T2"><text:span text:style-name="T15">21, Ghulam Nabi Colony</text:span><text:span text:style-name="T16"/></text:p>
            <text:p text:style-name="P7" loext:marker-style-name="T2"><text:span text:style-name="T15">Samanabad, Lahore, 54500</text:span></text:p>
          </table:table-cell>
          <table:table-cell table:style-name="Table26.A1" office:value-type="string">
            <text:p text:style-name="P25" loext:marker-style-name="T2"/>
            <text:p text:style-name="P7" loext:marker-style-name="T2"><text:span text:style-name="T7">CNIC</text:span><text:span text:style-name="T15">: 35202-2834819-5</text:span></text:p>
            <text:p text:style-name="P26" loext:marker-style-name="T2"><text:span text:style-name="T41">Contact: </text:span><text:span text:style-name="T15">0301 443 0802</text:span></text:p>
          </table:table-cell>
        </table:table-row>
      </table:table>
      <text:p text:style-name="P27" loext:marker-style-name="T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2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3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ne_20_numbering" style:display-name="Line numbering" style:family="text"/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71in" fo:margin-left="0in" fo:margin-top="0in" fo:margin-bottom="0in" table:align="left" style:writing-mode="page"/>
    </style:style>
    <style:style style:name="Table20.A" style:family="table-column">
      <style:table-column-properties style:column-width="5.4583in"/>
    </style:style>
    <style:style style:name="Table20.B" style:family="table-column">
      <style:table-column-properties style:column-width="1.4688in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Courier New" fo:font-size="7pt" fo:font-style="normal" style:font-size-asian="7pt" style:font-style-asian="normal" style:font-size-complex="7pt"/>
    </style:style>
    <style:style style:name="MP3" style:family="paragraph" style:parent-style-name="Table_20_Contents">
      <style:paragraph-properties fo:text-align="end" style:justify-single-word="false" style:writing-mode="lr-tb"/>
      <style:text-properties style:font-name="Courier New" fo:font-size="7pt" style:font-size-asian="7pt" style:font-size-complex="7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officeooo:rsid="01136911"/>
    </style:style>
    <style:style style:name="MT2" style:family="text">
      <style:text-properties officeooo:rsid="01013b1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2"><text:user-defined style:data-style-name="N0" text:name="ReferenceRecipient">FAMCO-MAK-LCI-AKZO-LOTTE-TN-25-01</text:user-defined></text:p>
            </table:table-cell>
            <table:table-cell table:style-name="Table20.A1" office:value-type="string">
              <text:p text:style-name="MP3"><text:span text:style-name="MT1">Page </text:span><text:page-number text:select-page="current">1</text:page-number><text:s/><text:span text:style-name="MT2">of </text:span><text:span text:style-name="MT2"><text:page-count>1</text:page-count></text:span></text:p>
            </table:table-cell>
          </table:table-row>
        </table:table>
        <text:p text:style-name="MP4"/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4-20T19:02:26.860370000</meta:print-date>
    <dc:date>2025-07-02T11:43:25.091336200</dc:date>
    <meta:editing-cycles>693</meta:editing-cycles>
    <meta:editing-duration>P3DT8H47M50S</meta:editing-duration>
    <meta:generator>LibreOffice/25.8.0.4$Windows_X86_64 LibreOffice_project/48f00303701489684e67c38c28aff00cd5929e67</meta:generator>
    <dc:creator>MIK</dc:creator>
    <meta:printed-by>MIK</meta:printed-by>
    <meta:document-statistic meta:table-count="3" meta:image-count="0" meta:object-count="0" meta:page-count="1" meta:paragraph-count="36" meta:word-count="244" meta:character-count="1627" meta:non-whitespace-character-count="1422"/>
    <meta:user-defined meta:name="Company1">LUCKY CORE INDUSTRIES LIMITED (FORMERLY: ICI PAKISTAN LIMITED)</meta:user-defined>
    <meta:user-defined meta:name="Company2">AKZO NOBEL PAKISTAN LIMITED</meta:user-defined>
    <meta:user-defined meta:name="Company3">LOTTE CHEMICAL PAKISTAN LIMITED</meta:user-defined>
    <meta:user-defined meta:name="FatherCNIC">35200-1521538-7</meta:user-defined>
    <meta:user-defined meta:name="Folio1" meta:value-type="string">61463</meta:user-defined>
    <meta:user-defined meta:name="Folio1Available" meta:value-type="string"/>
    <meta:user-defined meta:name="Folio1Missing" meta:value-type="string">99</meta:user-defined>
    <meta:user-defined meta:name="Folio1Total" meta:value-type="string"/>
    <meta:user-defined meta:name="Folio2" meta:value-type="string"/>
    <meta:user-defined meta:name="Folio2Available" meta:value-type="string"/>
    <meta:user-defined meta:name="Folio2Missing" meta:value-type="string">49</meta:user-defined>
    <meta:user-defined meta:name="Folio2Total" meta:value-type="string"/>
    <meta:user-defined meta:name="Folio3" meta:value-type="string"/>
    <meta:user-defined meta:name="Folio3Available" meta:value-type="string"/>
    <meta:user-defined meta:name="Folio3Missing" meta:value-type="string">408</meta:user-defined>
    <meta:user-defined meta:name="Folio3Total" meta:value-type="string"/>
    <meta:user-defined meta:name="NewsPaperDate" meta:value-type="string"/>
    <meta:user-defined meta:name="NewsPaperEng" meta:value-type="string"/>
    <meta:user-defined meta:name="NewsPaperUrdu" meta:value-type="string"/>
    <meta:user-defined meta:name="ReferenceRecipient" meta:value-type="string">FAMCO-MAK-LCI-AKZO-LOTTE-TN-25-01</meta:user-defined>
    <meta:user-defined meta:name="ReferenceSender1" meta:value-type="string">LCI - 16882</meta:user-defined>
    <meta:user-defined meta:name="ReferenceSender2" meta:value-type="string">AKZO - 8300</meta:user-defined>
    <meta:user-defined meta:name="ReferenceSender3" meta:value-type="string">LCPL - 15537</meta:user-defined>
    <meta:user-defined meta:name="Ticker" meta:value-type="string">ABOT</meta:user-defined>
  </office:meta>
</office:document-meta>
</file>